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53963f" officeooo:paragraph-rsid="00153ea3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71047" officeooo:paragraph-rsid="00171047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2pt" fo:font-weight="bold" officeooo:rsid="00171047" officeooo:paragraph-rsid="00171047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71047" officeooo:paragraph-rsid="00171047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Times New Roman" fo:font-size="12pt" fo:font-weight="normal" officeooo:rsid="00171047" officeooo:paragraph-rsid="00171047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text-align="center" style:justify-single-word="false"/>
      <style:text-properties style:font-name="Times New Roman" fo:font-size="12pt" fo:font-weight="normal" officeooo:rsid="0053963f" officeooo:paragraph-rsid="00171047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2pt" fo:font-weight="normal" officeooo:paragraph-rsid="00171047"/>
    </style:style>
    <style:style style:name="T1" style:family="text">
      <style:text-properties style:font-name="Times New Roman" fo:font-size="12pt" fo:font-weight="bold" officeooo:rsid="00420e0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officeooo:rsid="00420e0d" style:font-size-asian="12pt" style:font-size-complex="12pt"/>
    </style:style>
    <style:style style:name="T3" style:family="text">
      <style:text-properties officeooo:rsid="00420e0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71047" style:font-size-asian="12pt" style:font-weight-asian="normal" style:font-size-complex="12pt" style:font-weight-complex="normal"/>
    </style:style>
    <style:style style:name="T6" style:family="text">
      <style:text-properties fo:color="#9cdcfe" loext:opacity="100%" style:font-name="Droid Sans Mono" fo:font-size="10.5pt" fo:background-color="#1f1f1f" loext:char-shading-value="0"/>
    </style:style>
    <style:style style:name="T7" style:family="text">
      <style:text-properties fo:color="#9cdcfe" loext:opacity="100%" style:font-name="Droid Sans Mono" fo:font-size="10.5pt" officeooo:rsid="00171047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171047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/>
      <text:p text:style-name="P4">Create Campaign: </text:p>
      <text:list xml:id="list453269851" text:style-name="L2">
        <text:list-item>
          <text:p text:style-name="P6"><text:span text:style-name="T2"/></text:p>
        </text:list-item>
        <text:list-item>
          <text:p text:style-name="P5">Inputs</text:p>
          <text:list>
            <text:list-item>
              <text:p text:style-name="P5"><text:span text:style-name="T3">F</text:span>ee</text:p>
              <text:list>
                <text:list-item>
                  <text:p text:style-name="P5">1 &lt;= fee &lt;=10</text:p>
                </text:list-item>
                <text:list-item>
                  <text:p text:style-name="P5"><text:span text:style-name="T4">Based on time and amount (make formula)</text:span></text:p>
                </text:list-item>
              </text:list>
            </text:list-item>
            <text:list-item>
              <text:p text:style-name="P5">Amount: <text:span text:style-name="T4">&gt; 100$ (how to count this. We need matic token price)</text:span></text:p>
            </text:list-item>
            <text:list-item>
              <text:p text:style-name="P5">EndTime (hours): 6 &lt; x &lt; 720 (30 dias)</text:p>
            </text:list-item>
          </text:list>
        </text:list-item>
      </text:list>
      <text:p text:style-name="P4"/>
      <text:list xml:id="list213139741296351" text:continue-numbering="true" text:style-name="L2">
        <text:list-item>
          <text:p text:style-name="P5">Creation: should the receiver create (and we pass the admistrator auto) or should the creator request and admistrator aprove campaign (centralized, but can make more sence)</text:p>
        </text:list-item>
        <text:list-item>
          <text:p text:style-name="P7"><text:span text:style-name="T8">Dapp: component needs </text:span><text:span text:style-name="T5">hasMetamask, currentAccount </text:span></text:p>
        </text:list-item>
      </text:list>
      <text:p text:style-name="P4"/>
      <text:p text:style-name="P4">Admistrator: n<text:span text:style-name="T4">eeds its own URL to approve KYC (and run grantRol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1:05:37.773687288</meta:creation-date>
    <dc:date>2023-09-05T21:31:39.298093082</dc:date>
    <meta:editing-duration>PT1M16S</meta:editing-duration>
    <meta:editing-cycles>1</meta:editing-cycles>
    <meta:document-statistic meta:table-count="0" meta:image-count="0" meta:object-count="0" meta:page-count="1" meta:paragraph-count="11" meta:word-count="87" meta:character-count="473" meta:non-whitespace-character-count="403"/>
    <meta:generator>LibreOffice/7.3.7.2$Linux_X86_64 LibreOffice_project/30$Build-2</meta:generator>
  </office:meta>
</office:document-meta>
</file>